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D80000008DD9628CDE.png" manifest:media-type=""/>
  <manifest:file-entry manifest:full-path="Pictures/10000000000007D0000003DC808C3FA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7.96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Table_20_Heading">
      <style:paragraph-properties fo:text-align="start" style:justify-single-word="false"/>
      <style:text-properties officeooo:paragraph-rsid="000e6640"/>
    </style:style>
    <style:style style:name="P4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5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6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1pt" fo:language="en" fo:country="ZA" fo:font-weight="normal" officeooo:paragraph-rsid="000e6640" style:font-name-asian="Century Gothic" style:font-size-asian="9.60000038146973pt" style:font-weight-asian="normal" style:font-name-complex="Century Gothic" style:font-size-complex="11pt" style:font-weight-complex="normal"/>
    </style:style>
    <style:style style:name="P8" style:family="paragraph" style:parent-style-name="Standard">
      <style:text-properties style:font-name="Myriad Pro" fo:font-size="14pt" fo:language="en" fo:country="ZA" fo:font-weight="bold" officeooo:paragraph-rsid="000e6640" style:font-name-asian="Century Gothic" style:font-size-asian="12.25pt" style:font-weight-asian="bold" style:font-name-complex="Century Gothic" style:font-size-complex="14pt" style:font-weight-complex="bold"/>
    </style:style>
    <style:style style:name="P9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10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11" style:family="paragraph" style:parent-style-name="Table_20_Contents">
      <style:text-properties officeooo:paragraph-rsid="000e6640"/>
    </style:style>
    <style:style style:name="T1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Arial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T5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6" style:family="text">
      <style:text-properties style:font-name="Myriad Pro" fo:font-size="9pt" style:font-size-asian="9pt" style:font-name-complex="Arial" style:font-size-complex="9pt"/>
    </style:style>
    <style:style style:name="T7" style:family="text">
      <style:text-properties officeooo:rsid="000e6640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<text:s/></text:p>
      <text:p text:style-name="P6"/>
      <text:p text:style-name="P6"/>
      <text:p text:style-name="P6"/>
      <text:p text:style-name="P6"/>
      <text:p text:style-name="P6"/>
      <text:p text:style-name="P8"><text:span text:style-name="T7">Countries Searched</text:span></text:p>
      <text:p text:style-name="P7"><text:span text:style-name="T7">This report lists all countries that have been included in searches for products during {{myCurrentDate|date:'M, Y'}}.</text:span></text:p>
      <text:p text:style-name="P7"><text:span text:style-name="T7"/></text:p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3"><text:span text:style-name="T7">Country</text:span></text:p>
            </table:table-cell>
            <table:table-cell table:style-name="Table1.B1" office:value-type="string">
              <text:p text:style-name="P3"><text:span text:style-name="T7">Searches</text:span></text:p>
            </table:table-cell>
          </table:table-row>
        </table:table-header-rows>
        <table:table-row>
          <table:table-cell table:style-name="Table1.A2" office:value-type="string">
            <text:p text:style-name="P11"><text:span text:style-name="T7">{% xmlfor myCountry in myScores %}{{myCountry.country|title}}</text:span></text:p>
          </table:table-cell>
          <table:table-cell table:style-name="Table1.B2" office:value-type="string">
            <text:p text:style-name="P11"><text:span text:style-name="T7">{{myCountry.count}}{% endxmlfor %}</text:span></text:p>
          </table:table-cell>
        </table:table-row>
      </table:table>
      <text:p text:style-name="P7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Text_20_body_20__28_user_29_" style:display-name="Text body (user)" style:family="paragraph" style:parent-style-name="Standard">
      <style:paragraph-properties fo:margin-top="0cm" fo:margin-bottom="0.212cm" style:contextual-spacing="false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2" draw:name="Frame1" text:anchor-type="char" svg:x="9.744cm" svg:y="0.258cm" svg:width="7.331cm" svg:height="2.831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3-09-26T13:48:53</dc:date>
    <meta:print-date>2011-10-04T14:25:00</meta:print-date>
    <meta:editing-cycles>9</meta:editing-cycles>
    <meta:editing-duration>PT22M24S</meta:editing-duration>
    <meta:generator>LibreOffice/4.0.3.3$MacOSX_x86 LibreOffice_project/0eaa50a932c8f2199a615e1eb30f7ac74279539</meta:generator>
    <meta:document-statistic meta:table-count="1" meta:image-count="3" meta:object-count="0" meta:page-count="1" meta:paragraph-count="11" meta:word-count="42" meta:character-count="371" meta:non-whitespace-character-count="338"/>
  </office:meta>
</office:document-meta>
</file>